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38000001E9AD04E7590B26663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5.2396in"/>
    </style:style>
    <style:style style:name="Table1.A1" style:family="table-cell">
      <style:table-cell-properties fo:padding="0in" fo:border="none" style:writing-mode="page"/>
    </style:style>
    <style:style style:name="P1" style:family="paragraph" style:parent-style-name="Header">
      <style:paragraph-properties fo:text-align="end" style:justify-single-word="false"/>
      <style:text-properties officeooo:rsid="00206516" officeooo:paragraph-rsid="00206516"/>
    </style:style>
    <style:style style:name="P2" style:family="paragraph" style:parent-style-name="Standard">
      <style:text-properties style:text-underline-style="none" fo:font-weight="normal" officeooo:rsid="00bfa8e6" officeooo:paragraph-rsid="00bfa8e6" style:font-weight-asian="normal" style:font-weight-complex="normal"/>
    </style:style>
    <style:style style:name="P3" style:family="paragraph" style:parent-style-name="Text_20_body">
      <style:paragraph-properties fo:text-align="center" style:justify-single-word="false"/>
      <style:text-properties style:font-name="Times New Roman" fo:font-size="14pt" fo:font-weight="bold" officeooo:rsid="007b3e59" officeooo:paragraph-rsid="007b3e59" style:font-size-asian="14pt" style:font-weight-asian="bold" style:font-size-complex="14pt" style:font-weight-complex="bold"/>
    </style:style>
    <style:style style:name="P4" style:family="paragraph" style:parent-style-name="Standard">
      <style:text-properties style:font-name="Times New Roman" fo:font-size="14pt" style:text-underline-style="none" fo:font-weight="bold" officeooo:rsid="00993849" officeooo:paragraph-rsid="00993849" style:font-size-asian="14pt" style:font-weight-asian="bold" style:font-size-complex="14pt" style:font-weight-complex="bold"/>
    </style:style>
    <style:style style:name="P5" style:family="paragraph" style:parent-style-name="Standard">
      <style:text-properties style:font-name="Times New Roman" fo:font-size="14pt" style:text-underline-style="none" fo:font-weight="bold" officeooo:rsid="00993849" officeooo:paragraph-rsid="00a86ba6" style:font-size-asian="14pt" style:font-weight-asian="bold" style:font-size-complex="14pt" style:font-weight-complex="bold"/>
    </style:style>
    <style:style style:name="P6" style:family="paragraph" style:parent-style-name="Standard">
      <style:text-properties style:font-name="Times New Roman" fo:font-size="14pt" style:text-underline-style="none" fo:font-weight="bold" officeooo:rsid="00be134a" officeooo:paragraph-rsid="00be134a" style:font-size-asian="14pt" style:font-weight-asian="bold" style:font-size-complex="14pt" style:font-weight-complex="bold"/>
    </style:style>
    <style:style style:name="P7" style:family="paragraph" style:parent-style-name="Standard">
      <style:text-properties style:font-name="Times New Roman" fo:font-size="14pt" style:text-underline-style="none" fo:font-weight="bold" officeooo:rsid="00d875e1" officeooo:paragraph-rsid="00d875e1" style:font-size-asian="14pt" style:font-weight-asian="bold" style:font-size-complex="14pt" style:font-weight-complex="bold"/>
    </style:style>
    <style:style style:name="P8" style:family="paragraph" style:parent-style-name="Standard">
      <style:text-properties style:font-name="Times New Roman" fo:font-size="14pt" style:text-underline-style="none" fo:font-weight="bold" officeooo:rsid="00a12766" officeooo:paragraph-rsid="00a12766" style:font-size-asian="14pt" style:font-weight-asian="bold" style:font-size-complex="14pt" style:font-weight-complex="bold"/>
    </style:style>
    <style:style style:name="P9" style:family="paragraph" style:parent-style-name="Standard">
      <style:text-properties style:font-name="Times New Roman" fo:font-size="14pt" style:text-underline-style="none" fo:font-weight="bold" officeooo:rsid="00b00fa2" officeooo:paragraph-rsid="00a86ba6" style:font-size-asian="14pt" style:font-weight-asian="bold" style:font-size-complex="14pt" style:font-weight-complex="bold"/>
    </style:style>
    <style:style style:name="P10" style:family="paragraph" style:parent-style-name="Table_20_Contents">
      <style:text-properties style:font-name="Times New Roman" fo:font-size="12pt" officeooo:rsid="00240acc" officeooo:paragraph-rsid="00240acc" style:font-size-asian="12pt" style:font-size-complex="12pt"/>
    </style:style>
    <style:style style:name="P11" style:family="paragraph" style:parent-style-name="Table_20_Contents">
      <style:text-properties style:font-name="Times New Roman" fo:font-size="12pt" officeooo:rsid="006f35b3" officeooo:paragraph-rsid="006f35b3" style:font-size-asian="12pt" style:font-size-complex="12pt"/>
    </style:style>
    <style:style style:name="P12" style:family="paragraph" style:parent-style-name="Table_20_Contents">
      <style:text-properties style:font-name="Times New Roman" fo:font-size="12pt" officeooo:rsid="007b3e59" officeooo:paragraph-rsid="007b3e59" style:font-size-asian="12pt" style:font-size-complex="12pt"/>
    </style:style>
    <style:style style:name="P13" style:family="paragraph" style:parent-style-name="Standard">
      <style:text-properties style:font-name="Times New Roman" fo:font-size="12pt" officeooo:rsid="00206516" officeooo:paragraph-rsid="00206516" style:font-size-asian="12pt" style:font-size-complex="12pt"/>
    </style:style>
    <style:style style:name="P14" style:family="paragraph" style:parent-style-name="Standard">
      <style:paragraph-properties fo:text-align="justify" style:justify-single-word="false"/>
      <style:text-properties style:font-name="Times New Roman" fo:font-size="12pt" officeooo:paragraph-rsid="0093ce13" style:font-size-asian="12pt" style:font-size-complex="12pt"/>
    </style:style>
    <style:style style:name="P15" style:family="paragraph" style:parent-style-name="Standard">
      <style:paragraph-properties fo:text-align="justify" style:justify-single-word="false"/>
      <style:text-properties style:font-name="Times New Roman" fo:font-size="12pt" officeooo:paragraph-rsid="0094844b" style:font-size-asian="12pt" style:font-size-complex="12pt"/>
    </style:style>
    <style:style style:name="P16" style:family="paragraph" style:parent-style-name="Standard">
      <style:paragraph-properties fo:text-align="justify" style:justify-single-word="false"/>
      <style:text-properties style:font-name="Times New Roman" fo:font-size="12pt" officeooo:rsid="0094844b" officeooo:paragraph-rsid="0094844b" style:font-size-asian="12pt" style:font-size-complex="12pt"/>
    </style:style>
    <style:style style:name="P17" style:family="paragraph" style:parent-style-name="Standard">
      <style:paragraph-properties fo:text-align="justify" style:justify-single-word="false"/>
      <style:text-properties style:font-name="Times New Roman" fo:font-size="12pt" officeooo:rsid="00267fa4" officeooo:paragraph-rsid="0093ce13" style:font-size-asian="12pt" style:font-size-complex="12pt"/>
    </style:style>
    <style:style style:name="P18" style:family="paragraph" style:parent-style-name="Table_20_Contents">
      <style:text-properties style:font-name="Times New Roman" fo:font-size="12pt" fo:font-weight="bold" officeooo:rsid="00808b03" officeooo:paragraph-rsid="00808b03" style:font-size-asian="12pt" style:font-weight-asian="bold" style:font-size-complex="12pt" style:font-weight-complex="bold"/>
    </style:style>
    <style:style style:name="P19" style:family="paragraph" style:parent-style-name="Standard">
      <style:text-properties style:font-name="Times New Roman" fo:font-size="12pt" fo:font-weight="bold" officeooo:rsid="00206516" officeooo:paragraph-rsid="00206516" style:font-size-asian="12pt" style:font-weight-asian="bold" style:font-size-complex="12pt" style:font-weight-complex="bold"/>
    </style:style>
    <style:style style:name="P20" style:family="paragraph" style:parent-style-name="Standard">
      <style:text-properties style:font-name="Times New Roman" fo:font-size="12pt" fo:font-weight="bold" officeooo:rsid="001e14a6" officeooo:paragraph-rsid="00240acc" style:font-size-asian="12pt" style:font-weight-asian="bold" style:font-size-complex="12pt" style:font-weight-complex="bold"/>
    </style:style>
    <style:style style:name="P21" style:family="paragraph" style:parent-style-name="Standard">
      <style:text-properties style:font-name="Times New Roman" fo:font-size="12pt" fo:font-weight="bold" officeooo:rsid="007cf309" officeooo:paragraph-rsid="007cf309" style:font-size-asian="12pt" style:font-weight-asian="bold" style:font-size-complex="12pt" style:font-weight-complex="bold"/>
    </style:style>
    <style:style style:name="P22" style:family="paragraph" style:parent-style-name="Standard">
      <style:text-properties style:font-name="Times New Roman" fo:font-size="12pt" style:text-underline-style="none" fo:font-weight="normal" officeooo:rsid="00ac581a" officeooo:paragraph-rsid="00cd6710" style:font-size-asian="12pt" style:font-weight-asian="normal" style:font-size-complex="12pt" style:font-weight-complex="normal"/>
    </style:style>
    <style:style style:name="P23" style:family="paragraph" style:parent-style-name="Standard">
      <style:text-properties style:font-name="Times New Roman" fo:font-size="12pt" style:text-underline-style="none" fo:font-weight="normal" officeooo:rsid="00cd6710" officeooo:paragraph-rsid="00cd6710" style:font-size-asian="12pt" style:font-weight-asian="normal" style:font-size-complex="12pt" style:font-weight-complex="normal"/>
    </style:style>
    <style:style style:name="P24" style:family="paragraph" style:parent-style-name="Standard">
      <style:text-properties style:font-name="Times New Roman" fo:font-size="12pt" style:text-underline-style="none" fo:font-weight="normal" officeooo:rsid="00c1ad11" officeooo:paragraph-rsid="00cd6710" style:font-size-asian="12pt" style:font-weight-asian="normal" style:font-size-complex="12pt" style:font-weight-complex="normal"/>
    </style:style>
    <style:style style:name="P25" style:family="paragraph" style:parent-style-name="Standard">
      <style:text-properties style:font-name="Times New Roman" fo:font-size="12pt" style:text-underline-style="none" fo:font-weight="normal" officeooo:rsid="00c1ad11" officeooo:paragraph-rsid="00c1ad11" style:font-size-asian="12pt" style:font-weight-asian="normal" style:font-size-complex="12pt" style:font-weight-complex="normal"/>
    </style:style>
    <style:style style:name="P26" style:family="paragraph" style:parent-style-name="Standard">
      <style:text-properties style:font-name="Times New Roman" fo:font-size="12pt" style:text-underline-style="none" fo:font-weight="normal" officeooo:rsid="00be134a" officeooo:paragraph-rsid="00be134a" style:font-size-asian="12pt" style:font-weight-asian="normal" style:font-size-complex="12pt" style:font-weight-complex="normal"/>
    </style:style>
    <style:style style:name="P27" style:family="paragraph" style:parent-style-name="Standard">
      <style:text-properties style:font-name="Times New Roman" fo:font-size="12pt" style:text-underline-style="none" fo:font-weight="normal" officeooo:rsid="00d0a9c6" officeooo:paragraph-rsid="00d0a9c6" style:font-size-asian="12pt" style:font-weight-asian="normal" style:font-size-complex="12pt" style:font-weight-complex="normal"/>
    </style:style>
    <style:style style:name="P28" style:family="paragraph" style:parent-style-name="Standard">
      <style:text-properties style:font-name="Times New Roman" fo:font-size="12pt" style:text-underline-style="none" fo:font-weight="normal" officeooo:rsid="009946e8" officeooo:paragraph-rsid="009946e8" style:font-size-asian="12pt" style:font-weight-asian="normal" style:font-size-complex="12pt" style:font-weight-complex="normal"/>
    </style:style>
    <style:style style:name="P29" style:family="paragraph" style:parent-style-name="Standard">
      <style:text-properties style:font-name="Times New Roman" fo:font-size="12pt" style:text-underline-style="none" fo:font-weight="normal" officeooo:rsid="009c5814" officeooo:paragraph-rsid="009c5814" style:font-size-asian="12pt" style:font-weight-asian="normal" style:font-size-complex="12pt" style:font-weight-complex="normal"/>
    </style:style>
    <style:style style:name="P30" style:family="paragraph" style:parent-style-name="Standard">
      <style:text-properties style:font-name="Times New Roman" fo:font-size="12pt" style:text-underline-style="none" fo:font-weight="normal" officeooo:rsid="00b030bb" officeooo:paragraph-rsid="00adb024" style:font-size-asian="12pt" style:font-weight-asian="normal" style:font-size-complex="12pt" style:font-weight-complex="normal"/>
    </style:style>
    <style:style style:name="P31" style:family="paragraph" style:parent-style-name="Standard">
      <style:text-properties style:font-name="Times New Roman" fo:font-size="12pt" style:text-underline-style="none" fo:font-weight="normal" officeooo:rsid="00b030bb" officeooo:paragraph-rsid="00b030bb" style:font-size-asian="12pt" style:font-weight-asian="normal" style:font-size-complex="12pt" style:font-weight-complex="normal"/>
    </style:style>
    <style:style style:name="P32" style:family="paragraph" style:parent-style-name="Standard">
      <style:text-properties style:font-name="Times New Roman" fo:font-size="12pt" style:text-underline-style="none" fo:font-weight="normal" officeooo:rsid="00cc1c7e" officeooo:paragraph-rsid="00cc1c7e" style:font-size-asian="12pt" style:font-weight-asian="normal" style:font-size-complex="12pt" style:font-weight-complex="normal"/>
    </style:style>
    <style:style style:name="P33" style:family="paragraph" style:parent-style-name="Standard">
      <style:text-properties style:font-name="Times New Roman" fo:font-size="12pt" style:text-underline-style="none" fo:font-weight="normal" officeooo:rsid="00993849" officeooo:paragraph-rsid="00a86ba6" style:font-size-asian="12pt" style:font-weight-asian="normal" style:font-size-complex="12pt" style:font-weight-complex="normal"/>
    </style:style>
    <style:style style:name="P34" style:family="paragraph" style:parent-style-name="Standard">
      <style:text-properties style:font-name="Times New Roman" fo:font-size="12pt" style:text-underline-style="none" fo:font-weight="normal" officeooo:rsid="00bfa8e6" officeooo:paragraph-rsid="00bfa8e6" style:font-size-asian="12pt" style:font-weight-asian="normal" style:font-size-complex="12pt" style:font-weight-complex="normal"/>
    </style:style>
    <style:style style:name="P35" style:family="paragraph" style:parent-style-name="Standard">
      <style:text-properties style:font-name="Times New Roman" fo:font-size="12pt" style:text-underline-style="none" fo:font-weight="normal" officeooo:rsid="00a5338f" officeooo:paragraph-rsid="00bfa8e6" style:font-size-asian="12pt" style:font-weight-asian="normal" style:font-size-complex="12pt" style:font-weight-complex="normal"/>
    </style:style>
    <style:style style:name="P36" style:family="paragraph" style:parent-style-name="Standard">
      <style:text-properties style:font-name="Times New Roman" fo:font-size="12pt" style:text-underline-style="none" fo:font-weight="normal" officeooo:rsid="007cf309" officeooo:paragraph-rsid="0085f2a6" style:font-size-asian="12pt" style:font-weight-asian="normal" style:font-size-complex="12pt" style:font-weight-complex="normal"/>
    </style:style>
    <style:style style:name="P37" style:family="paragraph" style:parent-style-name="Standard">
      <style:text-properties style:font-name="Times New Roman" fo:font-size="12pt" style:text-underline-style="none" fo:font-weight="normal" officeooo:rsid="007cf309" officeooo:paragraph-rsid="00820596" style:font-size-asian="12pt" style:font-weight-asian="normal" style:font-size-complex="12pt" style:font-weight-complex="normal"/>
    </style:style>
    <style:style style:name="P38" style:family="paragraph" style:parent-style-name="Standard">
      <style:text-properties style:font-name="Times New Roman" fo:font-size="12pt" style:text-underline-style="solid" style:text-underline-width="auto" style:text-underline-color="font-color" fo:font-weight="bold" officeooo:rsid="007cf309" officeooo:paragraph-rsid="00993849" style:font-size-asian="12pt" style:font-weight-asian="bold" style:font-size-complex="12pt" style:font-weight-complex="bold"/>
    </style:style>
    <style:style style:name="P39" style:family="paragraph" style:parent-style-name="Standard">
      <style:text-properties style:font-name="Times New Roman" fo:font-size="12pt" style:text-underline-style="none" fo:font-weight="normal" officeooo:rsid="00ac581a" officeooo:paragraph-rsid="009946e8" style:font-size-asian="12pt" style:font-weight-asian="normal" style:font-size-complex="12pt" style:font-weight-complex="normal"/>
    </style:style>
    <style:style style:name="P40" style:family="paragraph" style:parent-style-name="Standard">
      <style:text-properties style:font-name="Times New Roman" fo:font-size="12pt" style:text-underline-style="none" fo:font-weight="normal" officeooo:rsid="00ac581a" officeooo:paragraph-rsid="00dbd6e7" style:font-size-asian="12pt" style:font-weight-asian="normal" style:font-size-complex="12pt" style:font-weight-complex="normal"/>
    </style:style>
    <style:style style:name="P41" style:family="paragraph" style:parent-style-name="Standard">
      <style:text-properties style:font-name="Times New Roman" fo:font-size="12pt" style:text-underline-style="none" fo:font-weight="normal" officeooo:rsid="00ac581a" officeooo:paragraph-rsid="00d9dccb" style:font-size-asian="12pt" style:font-weight-asian="normal" style:font-size-complex="12pt" style:font-weight-complex="normal"/>
    </style:style>
    <style:style style:name="P42" style:family="paragraph" style:parent-style-name="Standard">
      <style:text-properties style:font-name="Times New Roman" fo:font-size="12pt" style:text-underline-style="none" fo:font-weight="normal" officeooo:rsid="00d9dccb" officeooo:paragraph-rsid="00d9dccb" style:font-size-asian="12pt" style:font-weight-asian="normal" style:font-size-complex="12pt" style:font-weight-complex="normal"/>
    </style:style>
    <style:style style:name="P43" style:family="paragraph" style:parent-style-name="Standard">
      <style:text-properties style:font-name="Times New Roman" fo:font-size="12pt" style:text-underline-style="none" fo:font-weight="normal" officeooo:rsid="00d9dccb" officeooo:paragraph-rsid="00dab46c" style:font-size-asian="12pt" style:font-weight-asian="normal" style:font-size-complex="12pt" style:font-weight-complex="normal"/>
    </style:style>
    <style:style style:name="P44" style:family="paragraph" style:parent-style-name="Standard">
      <style:text-properties style:font-name="Times New Roman" fo:font-size="12pt" style:text-underline-style="none" fo:font-weight="normal" officeooo:rsid="00da9b1a" officeooo:paragraph-rsid="00da9b1a" style:font-size-asian="12pt" style:font-weight-asian="normal" style:font-size-complex="12pt" style:font-weight-complex="normal"/>
    </style:style>
    <style:style style:name="P45" style:family="paragraph" style:parent-style-name="Standard">
      <style:text-properties style:font-name="Times New Roman" fo:font-size="12pt" style:text-underline-style="none" fo:font-weight="normal" officeooo:rsid="00da9b1a" officeooo:paragraph-rsid="00dab46c" style:font-size-asian="12pt" style:font-weight-asian="normal" style:font-size-complex="12pt" style:font-weight-complex="normal"/>
    </style:style>
    <style:style style:name="P46" style:family="paragraph" style:parent-style-name="Standard">
      <style:text-properties style:font-name="Times New Roman" fo:font-size="12pt" style:text-underline-style="none" fo:font-weight="normal" officeooo:rsid="00db40f0" officeooo:paragraph-rsid="00db40f0" style:font-size-asian="12pt" style:font-weight-asian="normal" style:font-size-complex="12pt" style:font-weight-complex="normal"/>
    </style:style>
    <style:style style:name="P47" style:family="paragraph" style:parent-style-name="Standard">
      <style:text-properties style:font-name="Times New Roman" fo:font-size="12pt" style:text-underline-style="none" fo:font-weight="normal" officeooo:rsid="00db40f0" officeooo:paragraph-rsid="00dbd6e7" style:font-size-asian="12pt" style:font-weight-asian="normal" style:font-size-complex="12pt" style:font-weight-complex="normal"/>
    </style:style>
    <style:style style:name="P48" style:family="paragraph" style:parent-style-name="Standard">
      <style:text-properties style:font-name="Times New Roman" fo:font-size="12pt" style:text-underline-style="none" fo:font-weight="normal" officeooo:rsid="00cd6710" officeooo:paragraph-rsid="00dbd6e7" style:font-size-asian="12pt" style:font-weight-asian="normal" style:font-size-complex="12pt" style:font-weight-complex="normal"/>
    </style:style>
    <style:style style:name="P49" style:family="paragraph" style:parent-style-name="Standard">
      <style:text-properties style:font-name="Times New Roman" fo:font-size="12pt" style:text-underline-style="none" fo:font-weight="normal" officeooo:rsid="00c1ad11" officeooo:paragraph-rsid="00dbd6e7" style:font-size-asian="12pt" style:font-weight-asian="normal" style:font-size-complex="12pt" style:font-weight-complex="normal"/>
    </style:style>
    <style:style style:name="P50" style:family="paragraph" style:parent-style-name="Standard">
      <style:text-properties style:font-name="Times New Roman" fo:font-size="12pt" style:text-underline-style="none" fo:font-weight="normal" officeooo:rsid="00d6a85a" officeooo:paragraph-rsid="00d6a85a" style:font-size-asian="12pt" style:font-weight-asian="normal" style:font-size-complex="12pt" style:font-weight-complex="normal"/>
    </style:style>
    <style:style style:name="P51" style:family="paragraph" style:parent-style-name="Standard">
      <style:text-properties style:font-name="Times New Roman" fo:font-size="12pt" style:text-underline-style="solid" style:text-underline-width="auto" style:text-underline-color="font-color" fo:font-weight="bold" officeooo:rsid="00d9dccb" officeooo:paragraph-rsid="00d9dccb" style:font-size-asian="12pt" style:font-weight-asian="bold" style:font-size-complex="12pt" style:font-weight-complex="bold"/>
    </style:style>
    <style:style style:name="P52" style:family="paragraph" style:parent-style-name="Standard">
      <style:text-properties style:font-name="Times New Roman" fo:font-size="12pt" style:text-underline-style="solid" style:text-underline-width="auto" style:text-underline-color="font-color" fo:font-weight="bold" officeooo:rsid="00d9dccb" officeooo:paragraph-rsid="00dab46c" style:font-size-asian="12pt" style:font-weight-asian="bold" style:font-size-complex="12pt" style:font-weight-complex="bold"/>
    </style:style>
    <style:style style:name="P53" style:family="paragraph" style:parent-style-name="Standard">
      <style:text-properties officeooo:paragraph-rsid="00db40f0"/>
    </style:style>
    <style:style style:name="T1" style:family="text">
      <style:text-properties fo:font-weight="bold" style:font-weight-asian="bold" style:font-weight-complex="bold"/>
    </style:style>
    <style:style style:name="T2" style:family="text">
      <style:text-properties fo:font-weight="bold" officeooo:rsid="00146369" style:font-weight-asian="bold" style:font-weight-complex="bold"/>
    </style:style>
    <style:style style:name="T3" style:family="text">
      <style:text-properties fo:font-weight="bold" officeooo:rsid="002455a7" style:font-weight-asian="bold" style:font-weight-complex="bold"/>
    </style:style>
    <style:style style:name="T4" style:family="text">
      <style:text-properties fo:font-weight="bold" officeooo:rsid="009926d6" style:font-weight-asian="bold" style:font-weight-complex="bold"/>
    </style:style>
    <style:style style:name="T5" style:family="text">
      <style:text-properties fo:font-weight="bold" officeooo:rsid="00a86ba6" style:font-weight-asian="bold" style:font-weight-complex="bold"/>
    </style:style>
    <style:style style:name="T6" style:family="text">
      <style:text-properties fo:font-weight="bold" officeooo:rsid="00bb5a88" style:font-weight-asian="bold" style:font-weight-complex="bold"/>
    </style:style>
    <style:style style:name="T7" style:family="text">
      <style:text-properties officeooo:rsid="00700794"/>
    </style:style>
    <style:style style:name="T8" style:family="text">
      <style:text-properties officeooo:rsid="0079bd7d"/>
    </style:style>
    <style:style style:name="T9" style:family="text">
      <style:text-properties fo:font-weight="normal" style:font-weight-asian="normal" style:font-weight-complex="normal"/>
    </style:style>
    <style:style style:name="T10" style:family="text">
      <style:text-properties fo:font-weight="normal" officeooo:rsid="00970032" style:font-weight-asian="normal" style:font-weight-complex="normal"/>
    </style:style>
    <style:style style:name="T11" style:family="text">
      <style:text-properties fo:font-weight="normal" officeooo:rsid="00a628b7" style:font-weight-asian="normal" style:font-weight-complex="normal"/>
    </style:style>
    <style:style style:name="T12" style:family="text">
      <style:text-properties officeooo:rsid="007c68e3"/>
    </style:style>
    <style:style style:name="T13" style:family="text">
      <style:text-properties officeooo:rsid="007cf309"/>
    </style:style>
    <style:style style:name="T14" style:family="text">
      <style:text-properties officeooo:rsid="00893e56"/>
    </style:style>
    <style:style style:name="T15" style:family="text">
      <style:text-properties officeooo:rsid="0089cba4"/>
    </style:style>
    <style:style style:name="T16" style:family="text">
      <style:text-properties officeooo:rsid="008aeaed"/>
    </style:style>
    <style:style style:name="T17" style:family="text">
      <style:text-properties officeooo:rsid="008c0e4f"/>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officeooo:rsid="008b1937"/>
    </style:style>
    <style:style style:name="T21" style:family="text">
      <style:text-properties officeooo:rsid="008ffc32"/>
    </style:style>
    <style:style style:name="T22" style:family="text">
      <style:text-properties officeooo:rsid="0091e277"/>
    </style:style>
    <style:style style:name="T23" style:family="text">
      <style:text-properties officeooo:rsid="00938c35"/>
    </style:style>
    <style:style style:name="T24" style:family="text">
      <style:text-properties officeooo:rsid="0093ce13"/>
    </style:style>
    <style:style style:name="T25" style:family="text">
      <style:text-properties officeooo:rsid="0094844b"/>
    </style:style>
    <style:style style:name="T26" style:family="text">
      <style:text-properties officeooo:rsid="0097c925"/>
    </style:style>
    <style:style style:name="T27" style:family="text">
      <style:text-properties officeooo:rsid="009946e8"/>
    </style:style>
    <style:style style:name="T28" style:family="text">
      <style:text-properties style:text-position="super 58%"/>
    </style:style>
    <style:style style:name="T29" style:family="text">
      <style:text-properties officeooo:rsid="00a1ded2"/>
    </style:style>
    <style:style style:name="T30" style:family="text">
      <style:text-properties officeooo:rsid="00a86ba6"/>
    </style:style>
    <style:style style:name="T31" style:family="text">
      <style:text-properties officeooo:rsid="00a8769e"/>
    </style:style>
    <style:style style:name="T32" style:family="text">
      <style:text-properties officeooo:rsid="00b62021"/>
    </style:style>
    <style:style style:name="T33" style:family="text">
      <style:text-properties officeooo:rsid="006e6bfa"/>
    </style:style>
    <style:style style:name="T34" style:family="text">
      <style:text-properties officeooo:rsid="001e14a6"/>
    </style:style>
    <style:style style:name="T35" style:family="text">
      <style:text-properties officeooo:rsid="00808b03"/>
    </style:style>
    <style:style style:name="T36" style:family="text">
      <style:text-properties officeooo:rsid="009774bb"/>
    </style:style>
    <style:style style:name="T37" style:family="text">
      <style:text-properties officeooo:rsid="00bb5a88"/>
    </style:style>
    <style:style style:name="T38" style:family="text">
      <style:text-properties officeooo:rsid="00bfa8e6"/>
    </style:style>
    <style:style style:name="T39" style:family="text">
      <style:text-properties officeooo:rsid="00c1ad11"/>
    </style:style>
    <style:style style:name="T40" style:family="text">
      <style:text-properties officeooo:rsid="00c34e52"/>
    </style:style>
    <style:style style:name="T41" style:family="text">
      <style:text-properties officeooo:rsid="00c737dd"/>
    </style:style>
    <style:style style:name="T42" style:family="text">
      <style:text-properties officeooo:rsid="00ca2202"/>
    </style:style>
    <style:style style:name="T43" style:family="text">
      <style:text-properties officeooo:rsid="00d0a753"/>
    </style:style>
    <style:style style:name="T44" style:family="text">
      <style:text-properties officeooo:rsid="00d24498"/>
    </style:style>
    <style:style style:name="T45" style:family="text">
      <style:text-properties officeooo:rsid="00d4b73f"/>
    </style:style>
    <style:style style:name="T46" style:family="text">
      <style:text-properties officeooo:rsid="00d875e1"/>
    </style:style>
    <style:style style:name="T47" style:family="text">
      <style:text-properties style:font-name="Times New Roman" fo:font-size="12pt" style:font-size-asian="12pt" style:font-size-complex="12pt"/>
    </style:style>
    <style:style style:name="T48" style:family="text">
      <style:text-properties style:font-name="Times New Roman" fo:font-size="12pt" style:text-underline-style="none" fo:font-weight="normal" officeooo:rsid="00db40f0" style:font-size-asian="12pt" style:font-weight-asian="normal" style:font-size-complex="12pt" style:font-weight-complex="normal"/>
    </style:style>
    <style:style style:name="T49" style:family="text">
      <style:text-properties style:font-name="Times New Roman" fo:font-size="12pt" style:text-underline-style="none" fo:font-weight="normal" officeooo:rsid="00dbd6e7" style:font-size-asian="12pt" style:font-weight-asian="normal" style:font-size-complex="12pt" style:font-weight-complex="normal"/>
    </style:style>
    <style:style style:name="T50" style:family="text">
      <style:text-properties officeooo:rsid="00da09c4"/>
    </style:style>
    <style:style style:name="T51" style:family="text">
      <style:text-properties officeooo:rsid="00dab46c"/>
    </style:style>
    <style:style style:name="T52" style:family="text">
      <style:text-properties officeooo:rsid="00dbd6e7"/>
    </style:style>
    <style:style style:name="T53" style:family="text">
      <style:text-properties officeooo:rsid="00ac581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22">Final </text:span>Exam</text:p>
      <table:table table:name="Table1" table:style-name="Table1">
        <table:table-column table:style-name="Table1.A"/>
        <table:table-column table:style-name="Table1.B"/>
        <table:table-row>
          <table:table-cell table:style-name="Table1.A1" office:value-type="string">
            <text:p text:style-name="P13">Course Title:</text:p>
          </table:table-cell>
          <table:table-cell table:style-name="Table1.A1" office:value-type="string">
            <text:p text:style-name="P19"><text:span text:style-name="T33">Terminología Especializada en </text:span><text:span text:style-name="T34">Económica y Mercados Bursátiles</text:span></text:p>
          </table:table-cell>
        </table:table-row>
        <table:table-row>
          <table:table-cell table:style-name="Table1.A1" office:value-type="string">
            <text:p text:style-name="P10">Course ID:</text:p>
          </table:table-cell>
          <table:table-cell table:style-name="Table1.A1" office:value-type="string">
            <text:p text:style-name="P20">IT0<text:span text:style-name="T35">52</text:span><text:span text:style-name="T36">2</text:span><text:span text:style-name="T8"> </text:span><text:span text:style-name="T12">(Marron, 25-2)</text:span></text:p>
          </table:table-cell>
        </table:table-row>
        <table:table-row>
          <table:table-cell table:style-name="Table1.A1" office:value-type="string">
            <text:p text:style-name="P11">Cohort <text:span text:style-name="T7">ID</text:span>:</text:p>
          </table:table-cell>
          <table:table-cell table:style-name="Table1.A1" office:value-type="string">
            <text:p text:style-name="P18">5C</text:p>
          </table:table-cell>
        </table:table-row>
        <table:table-row>
          <table:table-cell table:style-name="Table1.A1" office:value-type="string">
            <text:p text:style-name="P12"><text:span text:style-name="T13">Exam </text:span>Date:</text:p>
          </table:table-cell>
          <table:table-cell table:style-name="Table1.A1" office:value-type="string">
            <text:p text:style-name="P21"><text:span text:style-name="T37">24</text:span> <text:span text:style-name="T37">Apr</text:span> 2025</text:p>
          </table:table-cell>
        </table:table-row>
      </table:table>
      <text:p text:style-name="P13"/>
      <text:p text:style-name="P14"><text:span text:style-name="T2">General </text:span><text:span text:style-name="T3">Instructions: </text:span>This is a <text:span text:style-name="T23">take-home </text:span>exam. <text:span text:style-name="T23">The exam is comprehensive and will cover material from the entire course. You are encouraged to </text:span><text:span text:style-name="T24">organize and </text:span><text:span text:style-name="T23">review </text:span><text:span text:style-name="T24">all of your homework and previous exams before starting this final exam. </text:span><text:span text:style-name="T25">Please do your own work and do not share your answers; </text:span><text:span text:style-name="T26">academic integrity is always your choice.</text:span></text:p>
      <text:p text:style-name="P14"/>
      <text:p text:style-name="P15"><text:span text:style-name="T14">Attempt to answer all questions, </text:span><text:span text:style-name="T17">eve</text:span><text:span text:style-name="T14">n if you are uncertain. Whenever possible, provide answers in bullet list format with complete content. </text:span><text:span text:style-name="T15">Tasks will be evaluated by sub-tasks. Three (3) points are available for each sub-task: Accuracy </text:span><text:span text:style-name="T16">(</text:span><text:span text:style-name="T15">1 pt), Completeness (1 pt), and Sufficiency (1 pt). </text:span><text:span text:style-name="T16">Points will be awarded in 0.1 increments. </text:span><text:span text:style-name="T20">Answer in English unless requested to do </text:span><text:span text:style-name="T21">so</text:span><text:span text:style-name="T20"> otherwise.</text:span></text:p>
      <text:p text:style-name="P14"/>
      <text:p text:style-name="P15"><text:span text:style-name="T24">Please provide your answers on separate sheets of paper. The first page should have the title, “Final Exam.” Make sure your name and the date are written in the top right-hand corner of every page. You may type out your answers or answer in written form with pencil or black/blue pen. When you have finished the exam, please staple all </text:span><text:span text:style-name="T25">of the </text:span><text:span text:style-name="T24">pages together in the proper order. </text:span></text:p>
      <text:p text:style-name="P15"/>
      <text:p text:style-name="P16">This exam is <text:span text:style-name="T1">DUE Tuesday, April 2</text:span><text:span text:style-name="T5">4</text:span><text:span text:style-name="T1">, </text:span><text:span text:style-name="T4">2025</text:span><text:span text:style-name="T1"> by </text:span><text:span text:style-name="T6">13</text:span><text:span text:style-name="T1">:00 hrs in Room </text:span><text:span text:style-name="T6">Locución ??</text:span><text:span text:style-name="T1">, UTECA. </text:span><text:span text:style-name="T9">If you prefer to take the exam </text:span><text:span text:style-name="T10">on </text:span><text:span text:style-name="T9">during the regular class </text:span><text:span text:style-name="T11">times </text:span><text:span text:style-name="T9">you are welcome to do so.</text:span></text:p>
      <text:p text:style-name="P14"/>
      <text:p text:style-name="P17"/>
      <text:p text:style-name="P4">I. Foundations of <text:span text:style-name="T37">Economics</text:span></text:p>
      <text:p text:style-name="P51">Task1</text:p>
      <text:p text:style-name="P42">Buechner, makes the following statement regarding scarcity, “Nevertheless, scarcity remains as a basic premise [in economics]. This is confirmed by the fact that most economists think that scarcity is the fundamental cause of economic activity, and that without scarcity there would be no production, no exchange, no economizing, and no choice. Further confirmation is the fact that the definition of</text:p>
      <text:p text:style-name="P42">economics as the study of choice under scarcity is still widespread”( see Buechner, M. Northrup (2014) ‘A comment on scarcity’, <text:span text:style-name="T19">The Journal of Philosophical Economics</text:span>, VIII:1)</text:p>
      <text:p text:style-name="P42"/>
      <text:p text:style-name="P42">a) Do agree with the fundamental premise of economics? That is, do you think “that without scarcity there would be no production, no exchange, no economizing, and no choice”? <text:s/>Explain why or why not.</text:p>
      <text:p text:style-name="P39"/>
      <text:p text:style-name="P51">Task 2</text:p>
      <text:p text:style-name="P53"><text:span text:style-name="T48">Land, labor, and capital are typically stated as the resources required for economic flows. Major economic flows, often visualized as a circular </text:span><text:span text:style-name="T49">diagram</text:span><text:span text:style-name="T48">, involve the movement of goods, services, resources, and money between households, businesses, and the government, with each sector contributing to the others.</text:span></text:p>
      <text:p text:style-name="P46"/>
      <text:p text:style-name="P46">a) Define the terms i) land; ii) labor; and <text:span text:style-name="T52">iii) </text:span>capital as used in economics.</text:p>
      <text:p text:style-name="P46"><text:soft-page-break/></text:p>
      <text:p text:style-name="P47">b) <text:span text:style-name="T52">Create a diagram that shows the economic flows of <text:s/></text:span>goods, services, resources, and money <text:span text:style-name="T52">between </text:span>households, businesses, and the government. <text:span text:style-name="T52">Be sure to adequately label your diagram.</text:span></text:p>
      <text:p text:style-name="P44"/>
      <text:p text:style-name="P41"/>
      <text:p text:style-name="P6">II. <text:span text:style-name="T43">Major </text:span>Elements of the <text:span text:style-name="T43">Macro</text:span><text:span text:style-name="T46">e</text:span>conomy</text:p>
      <text:p text:style-name="P26">Banks</text:p>
      <text:p text:style-name="P26"><text:tab/>The US Banking System (p 708-713; <text:s/>Hall&amp;Lieberman)</text:p>
      <text:p text:style-name="P26"><text:tab/>The Mexican Banking System (p 3 MexicanBankingSystem)</text:p>
      <text:p text:style-name="P26"><text:tab/><text:tab/>98. Ley del Banco de México (BANXICO) </text:p>
      <text:p text:style-name="P26"><text:tab/><text:span text:style-name="T38">Types and Functions</text:span></text:p>
      <text:p text:style-name="P25"/>
      <text:p text:style-name="P25">Markets and the Stock Market</text:p>
      <text:p text:style-name="P25"><text:tab/>World Stock Exchanges</text:p>
      <text:p text:style-name="P25"><text:tab/>The BMV</text:p>
      <text:p text:style-name="P25"><text:tab/>Financial<text:span text:style-name="T40"> Instruments</text:span></text:p>
      <text:p text:style-name="P25"><text:tab/><text:tab/>Certificados Bursátiles Fiduciarios (CBF) [Trust Asset Stock]</text:p>
      <text:p text:style-name="P25"><text:tab/><text:tab/>Complex Financial Instruments</text:p>
      <text:p text:style-name="P25"><text:tab/>Controlling Market Manipulation</text:p>
      <text:p text:style-name="P25"><text:tab/><text:tab/>Securities Exchange Commission (SEC)</text:p>
      <text:p text:style-name="P25"><text:tab/><text:tab/>Comisión Nacional Bancaria y de Valores (CNBV)</text:p>
      <text:p text:style-name="P25"><text:tab/><text:tab/>CNBV Legal Standing: in Federal Law Ley del Mercado de Valores (1a)</text:p>
      <text:p text:style-name="P23"/>
      <text:p text:style-name="P27">Corporations</text:p>
      <text:p text:style-name="P27"><text:tab/><text:span text:style-name="T44">Legal def and standing La Ley General de Sociedades Mercantiles</text:span></text:p>
      <text:p text:style-name="P27"><text:tab/><text:span text:style-name="T44">Types</text:span></text:p>
      <text:p text:style-name="P27"><text:tab/><text:span text:style-name="T44">Requirements for Establishing</text:span></text:p>
      <text:p text:style-name="P27"><text:tab/><text:tab/>Requisitos Legales (generales)</text:p>
      <text:p text:style-name="P27"><text:tab/><text:tab/>Requisitos Fiscales</text:p>
      <text:p text:style-name="P27"><text:tab/><text:span text:style-name="T45">Start ups</text:span></text:p>
      <text:p text:style-name="P27"/>
      <text:p text:style-name="P4">I<text:span text:style-name="T32">I</text:span>. Elements of Academic W<text:span text:style-name="T27">ork</text:span></text:p>
      <text:p text:style-name="P28">APA style</text:p>
      <text:p text:style-name="P28">critique </text:p>
      <text:p text:style-name="P29">Strunk and White</text:p>
      <text:p text:style-name="P29">academic voice or POV (3<text:span text:style-name="T28">rd</text:span> person)</text:p>
      <text:p text:style-name="P29"/>
      <text:p text:style-name="P5">I<text:span text:style-name="T32">V</text:span>. <text:span text:style-name="T42">Interpretation and </text:span><text:span text:style-name="T31">Translation of </text:span><text:span text:style-name="T42">Economic </text:span><text:span text:style-name="T30">Documents</text:span></text:p>
      <text:p text:style-name="P30">IMF, Strengthening Bank Regulation and Supervision: National Progress and Gaps</text:p>
      <text:p text:style-name="P30">1c_AHORRO-FINANCIERO-Y-FINANCIAMIENTO-MÉXICO.pdf</text:p>
      <text:p text:style-name="P32">Prospectus</text:p>
      <text:p text:style-name="P32">CKDs (Certificados de capital de desarrollo; Certificados Bursátiles Fiduciarios)</text:p>
      <text:p text:style-name="P50">Peer-reviewed economic reports</text:p>
      <text:p text:style-name="P48">Economic Analysis</text:p>
      <text:p text:style-name="P49"><text:tab/><text:span text:style-name="T41">National </text:span>Financial Evaluation by the CNBV</text:p>
      <text:p text:style-name="P40"><text:soft-page-break/><text:tab/><text:span text:style-name="T45">Annual Report and Financial Eval (Grupo Modelo)</text:span></text:p>
      <text:p text:style-name="P31"/>
      <text:p text:style-name="P7">V. Topics in <text:span text:style-name="T51">Contemporary </text:span>Economics</text:p>
      <text:p text:style-name="P33"/>
      <text:p text:style-name="P52">Task 2</text:p>
      <text:p text:style-name="P43">Bolton et al. <text:span text:style-name="T50">propose a variety of economic instruments to help mitigate global climate change. In particular, they suggest that <text:s/>“[a]A well-working global carbon mar</text:span>ket could generate substantial f lows from rich to poor countries and help monetize the natural assets that these countries hold” <text:span text:style-name="T50">(see </text:span>Bolton, Patrick, et al. "On Debt and climate." <text:span text:style-name="T18">Oxford Open Economics</text:span> 2 (2023)<text:span text:style-name="T50">)</text:span></text:p>
      <text:p text:style-name="P43"/>
      <text:p text:style-name="P45">a) Define and describe the general framework for a global carbon market.</text:p>
      <text:p text:style-name="P45"/>
      <text:p text:style-name="P48">Economic Analysis</text:p>
      <text:p text:style-name="P49"><text:tab/>Stock Markets vs Economic Growth</text:p>
      <text:p text:style-name="P40"><text:tab/><text:span text:style-name="T41">National </text:span><text:span text:style-name="T39">Financial Evaluation by the CNBV</text:span></text:p>
      <text:p text:style-name="P40"><text:tab/><text:span text:style-name="T45">Annual Report and Financial Eval (Grupo Modelo)</text:span></text:p>
      <text:p text:style-name="P33"/>
      <text:p text:style-name="P8">V<text:span text:style-name="T46">I</text:span>. Elements of <text:span text:style-name="T29">Professional </text:span>Consulting</text:p>
      <text:p text:style-name="P34">Records Management</text:p>
      <text:p text:style-name="P34"><text:tab/>International Organization for Standardization (ISO)</text:p>
      <text:p text:style-name="P34"><text:tab/>https://www.iso-9001-checklist.co.uk/7.5.3-control-of-documented-information-explained.htm</text:p>
      <text:p text:style-name="P34"><text:tab/>https://www.iso.org/standard/76865.html</text:p>
      <text:p text:style-name="P2"><text:span text:style-name="T47"><text:tab/></text:span><text:a xlink:type="simple" xlink:href="https://www.iso.org/standard/80233.html" text:style-name="Internet_20_link" text:visited-style-name="Visited_20_Internet_20_Link"><text:span text:style-name="T47">https://www.iso.org/standard/80233.html</text:span></text:a></text:p>
      <text:p text:style-name="P34"><text:tab/>Git and Github</text:p>
      <text:p text:style-name="P34"/>
      <text:p text:style-name="P35"/>
      <text:p text:style-name="P9"><text:span text:style-name="T30">V</text:span><text:span text:style-name="T46">I</text:span><text:span text:style-name="T32">I</text:span>. Building Vocabulary</text:p>
      <text:p text:style-name="P29"/>
      <text:p text:style-name="P29"/>
      <text:p text:style-name="P29"/>
      <text:p text:style-name="P29"/>
      <text:p text:style-name="P38"/>
      <text:p text:style-name="P36"/>
      <text:p text:style-name="P37"/>
      <text:p text:style-name="P37"/>
      <text:p text:style-name="P3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206516" officeooo:paragraph-rsid="0020651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text:anchor-type="char" svg:x="-0.0929in" svg:y="-0.3571in" svg:width="1.4862in" svg:height="0.6728in" draw:z-index="2"><draw:image xlink:href="Pictures/1000000100000438000001E9AD04E7590B266636.png" xlink:type="simple" xlink:show="embed" xlink:actuate="onLoad" draw:mime-type="image/png"/></draw:frame></text:p>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8T14:49:03.066163630</meta:creation-date>
    <dc:date>2025-04-03T12:48:03.060590403</dc:date>
    <meta:editing-duration>PT15H56M45S</meta:editing-duration>
    <meta:editing-cycles>147</meta:editing-cycles>
    <meta:generator>LibreOffice/7.3.7.2$Linux_X86_64 LibreOffice_project/30$Build-2</meta:generator>
    <meta:document-statistic meta:table-count="1" meta:image-count="1" meta:object-count="0" meta:page-count="3" meta:paragraph-count="75" meta:word-count="741" meta:character-count="5008" meta:non-whitespace-character-count="4298"/>
  </office:meta>
</office:document-meta>
</file>